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629" officeooo:paragraph-rsid="00029629"/>
    </style:style>
    <style:style style:name="P2" style:family="paragraph" style:parent-style-name="Standard">
      <style:text-properties officeooo:rsid="00037467" officeooo:paragraph-rsid="00037467"/>
    </style:style>
    <style:style style:name="P3" style:family="paragraph" style:parent-style-name="Standard">
      <style:text-properties officeooo:paragraph-rsid="00029629"/>
    </style:style>
    <style:style style:name="P4" style:family="paragraph" style:parent-style-name="Standard">
      <style:text-properties officeooo:rsid="0004b340" officeooo:paragraph-rsid="0004b340"/>
    </style:style>
    <style:style style:name="P5" style:family="paragraph" style:parent-style-name="Standard">
      <style:text-properties officeooo:paragraph-rsid="0004b340"/>
    </style:style>
    <style:style style:name="P6" style:family="paragraph" style:parent-style-name="Standard">
      <style:text-properties officeooo:rsid="00029629" officeooo:paragraph-rsid="00029629"/>
    </style:style>
    <style:style style:name="P7" style:family="paragraph" style:parent-style-name="Standard">
      <style:text-properties officeooo:rsid="0004b340" officeooo:paragraph-rsid="0004b340"/>
    </style:style>
    <style:style style:name="T1" style:family="text">
      <style:text-properties officeooo:rsid="000374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zione</text:p>
      <text:p text:style-name="P2">Il primo aeroplano da guerra ha solcato i cieli nel primo conflitto mondiale, ed è stato poi impiegato da alcune aziende come servizio pe r la distribuzione della posta e il trasporto passeggeri.</text:p>
      <text:p text:style-name="P2">I primi aerei a reazione fanno invece la loro comparsa verso la fine della seconda guerra mondiale,</text:p>
      <text:p text:style-name="P2">mentre l’era del trasporto passeggeri inizia nel 1952. Una vera rivoluzione, poter attraversare il mondo in unsolo giorno, facendo declassare le navi passeggeri. </text:p>
      <text:p text:style-name="P1"/>
      <text:p text:style-name="P1">Aspetti positivi</text:p>
      <text:p text:style-name="P1">- <text:span text:style-name="T1">Facilità di percorrenza di lunghe distanze</text:span></text:p>
      <text:p text:style-name="P2">E’ possibile coprire lunghe distanze in un tempo breve, considerando la difficoltà di spostarsi con altri mezzi.</text:p>
      <text:p text:style-name="P2"/>
      <text:p text:style-name="P2">- Sicurezza</text:p>
      <text:p text:style-name="P2">E’ una delle modalità di viaggio più sicura al mondo, considerando le percentuali di incidenti aerei rispetto agli incidenti stradali.</text:p>
      <text:p text:style-name="P1"/>
      <text:p text:style-name="P1">Aspetti negativi</text:p>
      <text:p text:style-name="P1">- <text:span text:style-name="T1">Inquinamento</text:span></text:p>
      <text:p text:style-name="P2">E’ il più grande problema causato dai viaggi aerei. Infatti recentemente molte compagniee aeree si stanno attivando per aggiornare i loro mezzi per migliorare l’efficenza e riducendo le emissioni di gas che possano causare l’effetto serra.</text:p>
      <text:p text:style-name="P2"/>
      <text:p text:style-name="P2">- Costo elevato</text:p>
      <text:p text:style-name="P2">L’alto costo rende difficile per molte persone il viaggio in aereo, considerando che spesso può risultare meno costoso il carburante per l’auto piuttosto di un biglietto aereo </text:p>
      <text:p text:style-name="P1"/>
      <text:p text:style-name="P1">Possibili migliorie</text:p>
      <text:p text:style-name="P4">Il mercato degli aerei è continuamente in evoluzione. Nei prossimi anni è prevista l’entrata in uso degli aerei ibridi, fino ad arrivare nel prossimo decennio agli e-plane, aerei completamente elettrici.</text:p>
      <text:p text:style-name="P5"/>
      <text:p text:style-name="P4">Poi è prevista una miglioria della possibilità di connessione ad internet durante il volo, sfruttando il wifi, che attualmente è a pagamento in quasi tutte le compagnie aeree, ma nei prossimi 10 anni sarà garantita la sua gratuità. </text:p>
      <text:p text:style-name="P3"/>
      <text:p text:style-name="P1">Considerazione personale</text:p>
      <text:p text:style-name="P4">La mia considerazione personale è che l’aereo è il miglior mezzo di viaggio disponibile per i lunghi tratti, mentre per i tratti brevi l’automobile rimane ancora un passo avanti, anche per via dei costi.</text:p>
      <text:p text:style-name="P4">L’aereo è sicuramente il mezzo del futuro, dotato di una grande comodità e di una velocità di viaggio incredibile, che nel futuro ci porterà a dei voli ultra-veloci, portandoci da un capo all’altro del mondo in meno di mezza giornata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2T20:03:16.036000000</meta:creation-date>
    <dc:date>2020-01-23T10:27:25.278000000</dc:date>
    <meta:editing-duration>PT16M13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0" meta:word-count="338" meta:character-count="2160" meta:non-whitespace-character-count="1839"/>
  </office:meta>
</office:document-meta>
</file>